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draw:stroke-dash="Dashed_20__28_var_29__20_4" svg:stroke-width="0.116cm" svg:stroke-color="#aaaaaa" draw:stroke-linejoin="miter" svg:stroke-linecap="butt" draw:textarea-horizontal-align="center" draw:textarea-vertical-align="middle" fo:padding-top="0.058cm" fo:padding-bottom="0.058cm" fo:padding-left="0.058cm" fo:padding-right="0.058cm"/>
    </style:style>
    <style:style style:name="gr2" style:family="graphic" style:parent-style-name="standard">
      <style:graphic-properties draw:stroke="none" draw:stroke-dash="Dashed_20__28_var_29__20_4" svg:stroke-width="0cm" svg:stroke-color="#aaaaaa" draw:stroke-linejoin="none" svg:stroke-linecap="butt" draw:fill="solid" draw:fill-color="#999999" draw:textarea-horizontal-align="center" draw:textarea-vertical-align="middle"/>
    </style:style>
    <style:style style:name="gr3" style:family="graphic" style:parent-style-name="standard">
      <style:graphic-properties draw:stroke="none" draw:stroke-dash="Dashed_20__28_var_29__20_4" svg:stroke-width="0cm" svg:stroke-color="#aaaaaa" draw:stroke-linejoin="none" svg:stroke-linecap="butt" draw:fill="solid" draw:fill-color="#1f77b4" draw:textarea-horizontal-align="center" draw:textarea-vertical-align="middle"/>
    </style:style>
    <style:style style:name="gr4" style:family="graphic" style:parent-style-name="standard">
      <style:graphic-properties draw:stroke="none" draw:fill="solid" draw:fill-color="#000000" draw:textarea-horizontal-align="left" draw:textarea-vertical-align="middle" draw:auto-grow-width="true" fo:min-height="0.513cm" fo:min-width="0.541cm" fo:padding-top="0cm" fo:padding-bottom="0cm" fo:padding-left="0cm" fo:padding-right="0cm" draw:shadow="hidden"/>
    </style:style>
    <style:style style:name="gr5" style:family="graphic" style:parent-style-name="standard">
      <style:graphic-properties draw:stroke="none" draw:fill="solid" draw:fill-color="#000000" draw:textarea-horizontal-align="left" draw:textarea-vertical-align="middle" draw:auto-grow-width="true" fo:min-height="0.513cm" fo:min-width="1.006cm" fo:padding-top="0cm" fo:padding-bottom="0cm" fo:padding-left="0cm" fo:padding-right="0cm" draw:shadow="hidden"/>
    </style:style>
    <style:style style:name="gr6" style:family="graphic" style:parent-style-name="standard">
      <style:graphic-properties draw:stroke="none" draw:fill="solid" draw:fill-color="#000000" draw:textarea-horizontal-align="left" draw:textarea-vertical-align="middle" draw:auto-grow-width="true" fo:min-height="0.513cm" fo:min-width="1.471cm" fo:padding-top="0cm" fo:padding-bottom="0cm" fo:padding-left="0cm" fo:padding-right="0cm" draw:shadow="hidden"/>
    </style:style>
    <style:style style:name="gr7" style:family="graphic" style:parent-style-name="standard">
      <style:graphic-properties draw:stroke="none" draw:fill="solid" draw:fill-color="#000000" draw:textarea-horizontal-align="left" draw:textarea-vertical-align="middle" draw:auto-grow-width="true" fo:min-height="0.513cm" fo:min-width="1.936cm" fo:padding-top="0cm" fo:padding-bottom="0cm" fo:padding-left="0cm" fo:padding-right="0cm" draw:shadow="hidden"/>
    </style:style>
    <style:style style:name="gr8" style:family="graphic">
      <style:graphic-properties style:protect="size"/>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loext:graphic-properties draw:fill="solid" draw:fill-color="#999999"/>
      <style:paragraph-properties fo:text-align="center"/>
    </style:style>
    <style:style style:name="P3" style:family="paragraph">
      <loext:graphic-properties draw:fill="solid" draw:fill-color="#1f77b4"/>
      <style:paragraph-properties fo:text-align="center"/>
    </style:style>
    <style:style style:name="P4" style:family="paragraph">
      <loext:graphic-properties draw:fill="solid" draw:fill-color="#000000"/>
      <style:paragraph-properties fo:text-align="center"/>
      <style:text-properties fo:color="#000000" style:text-outline="false" style:text-line-through-style="none" style:text-line-through-type="none" style:font-name="Times New Roman" fo:font-size="13.1999998092651pt" fo:font-style="normal" fo:text-shadow="none" style:text-underline-style="none" fo:font-weight="normal" style:text-underline-mode="continuous" style:text-overline-mode="continuous" style:text-line-through-mode="continuous" style:font-name-asian="Times New Roman" style:font-size-asian="13.1999998092651pt" style:font-name-complex="Times New Roman" style:font-size-complex="13.1999998092651pt" style:text-scale="100%" style:text-overline-style="none" style:text-overline-color="font-color"/>
    </style:style>
    <style:style style:name="P5" style:family="paragraph">
      <loext:graphic-properties draw:fill-color="#ffffff"/>
    </style:style>
  </office:automatic-styles>
  <office:body>
    <office:presentation>
      <draw:page draw:name="page1" draw:style-name="dp1" draw:master-page-name="Default" presentation:presentation-page-layout-name="AL1T0">
        <office:forms form:automatic-focus="false" form:apply-design-mode="false"/>
        <draw:g>
          <draw:g>
            <draw:g>
              <draw:line draw:style-name="gr1" draw:text-style-name="P1" draw:layer="layout" svg:x1="13.125cm" svg:y1="1.282cm" svg:x2="17.306cm" svg:y2="5.201cm">
                <text:p/>
              </draw:line>
              <draw:polygon draw:style-name="gr2" draw:text-style-name="P2" draw:layer="layout" svg:width="0.497cm" svg:height="0.487cm" svg:x="16.638cm" svg:y="4.555cm" svg:viewBox="0 0 498 488" draw:points="318,0 498,488 0,339">
                <text:p/>
              </draw:polygon>
            </draw:g>
            <draw:g>
              <draw:line draw:style-name="gr1" draw:text-style-name="P1" draw:layer="layout" svg:x1="13.125cm" svg:y1="1.282cm" svg:x2="8.902cm" svg:y2="5.156cm">
                <text:p/>
              </draw:line>
              <draw:polygon draw:style-name="gr2" draw:text-style-name="P2" draw:layer="layout" svg:width="0.498cm" svg:height="0.484cm" svg:x="9.073cm" svg:y="4.514cm" svg:viewBox="0 0 499 485" draw:points="499,342 0,485 185,0">
                <text:p/>
              </draw:polygon>
            </draw:g>
            <draw:g>
              <draw:line draw:style-name="gr1" draw:text-style-name="P1" draw:layer="layout" svg:x1="13.125cm" svg:y1="1.282cm" svg:x2="13.189cm" svg:y2="6.993cm">
                <text:p/>
              </draw:line>
              <draw:polygon draw:style-name="gr2" draw:text-style-name="P2" draw:layer="layout" svg:width="0.464cm" svg:height="0.466cm" svg:x="12.949cm" svg:y="6.294cm" svg:viewBox="0 0 465 467" draw:points="465,0 238,467 0,5">
                <text:p/>
              </draw:polygon>
            </draw:g>
            <draw:polygon draw:style-name="gr3" draw:text-style-name="P3" draw:layer="layout" svg:width="0.406cm" svg:height="0.406cm" svg:x="12.922cm" svg:y="1.079cm" svg:viewBox="0 0 407 407" draw:points="407,203 407,217 405,230 403,244 400,256 396,269 391,281 385,293 379,305 372,317 364,327 356,338 347,347 338,356 327,364 317,372 305,379 293,385 281,391 269,396 256,400 243,403 230,405 217,407 203,407 189,407 176,405 163,403 151,400 138,396 126,391 114,385 102,379 90,372 79,364 69,356 59,347 50,338 42,327 34,317 27,305 21,293 15,281 10,269 7,256 4,243 2,230 0,217 0,203 0,189 2,176 4,163 7,151 10,138 15,126 21,114 27,102 34,90 42,79 50,69 59,59 69,50 79,42 90,34 102,27 114,21 126,15 138,10 151,7 163,4 176,2 189,0 203,0 217,0 230,2 244,4 256,7 269,10 281,15 293,21 305,27 317,34 327,42 338,50 347,59 356,69 364,79 372,90 379,102 385,114 391,126 396,138 400,151 403,163 405,176 407,189">
              <text:p/>
            </draw:polygon>
          </draw:g>
          <draw:g>
            <draw:g>
              <draw:line draw:style-name="gr1" draw:text-style-name="P1" draw:layer="layout" svg:x1="17.306cm" svg:y1="5.201cm" svg:x2="13.082cm" svg:y2="9.088cm">
                <text:p/>
              </draw:line>
              <draw:polygon draw:style-name="gr2" draw:text-style-name="P2" draw:layer="layout" svg:width="0.498cm" svg:height="0.484cm" svg:x="13.253cm" svg:y="8.444cm" svg:viewBox="0 0 499 485" draw:points="499,342 0,485 185,0">
                <text:p/>
              </draw:polygon>
            </draw:g>
            <draw:g>
              <draw:line draw:style-name="gr1" draw:text-style-name="P1" draw:layer="layout" svg:x1="17.305cm" svg:y1="5.201cm" svg:x2="17.367cm" svg:y2="10.925cm">
                <text:p/>
              </draw:line>
              <draw:polygon draw:style-name="gr2" draw:text-style-name="P2" draw:layer="layout" svg:width="0.464cm" svg:height="0.466cm" svg:x="17.127cm" svg:y="10.225cm" svg:viewBox="0 0 465 467" draw:points="465,0 238,467 0,5">
                <text:p/>
              </draw:polygon>
            </draw:g>
            <draw:polygon draw:style-name="gr3" draw:text-style-name="P3" draw:layer="layout" svg:width="0.406cm" svg:height="0.406cm" svg:x="17.102cm" svg:y="4.998cm" svg:viewBox="0 0 407 407" draw:points="407,203 407,217 405,230 403,244 400,256 396,269 391,281 385,293 379,305 372,317 364,327 356,338 347,347 338,356 327,364 317,372 305,379 293,385 281,391 269,396 256,400 243,403 230,405 217,407 203,407 189,407 176,405 163,403 151,400 138,396 126,391 114,385 102,379 90,372 79,364 69,356 59,347 50,338 42,327 34,317 27,305 21,293 15,281 10,269 7,256 4,243 2,230 0,217 0,203 0,189 2,176 4,163 7,151 10,138 15,126 21,114 27,102 34,90 42,79 50,69 59,59 69,50 79,42 90,34 102,27 114,21 126,15 138,10 151,7 163,4 176,2 189,0 203,0 217,0 230,2 244,4 256,7 269,10 281,15 293,21 305,27 317,34 327,42 338,50 347,59 356,69 364,79 372,90 379,102 385,114 391,126 396,138 400,151 403,163 405,176 407,189">
              <text:p/>
            </draw:polygon>
          </draw:g>
          <draw:g>
            <draw:g>
              <draw:line draw:style-name="gr1" draw:text-style-name="P1" draw:layer="layout" svg:x1="8.902cm" svg:y1="5.156cm" svg:x2="13.082cm" svg:y2="9.088cm">
                <text:p/>
              </draw:line>
              <draw:polygon draw:style-name="gr2" draw:text-style-name="P2" draw:layer="layout" svg:width="0.496cm" svg:height="0.486cm" svg:x="12.416cm" svg:y="8.44cm" svg:viewBox="0 0 497 487" draw:points="318,0 497,487 0,338">
                <text:p/>
              </draw:polygon>
            </draw:g>
            <draw:g>
              <draw:line draw:style-name="gr1" draw:text-style-name="P1" draw:layer="layout" svg:x1="8.902cm" svg:y1="5.156cm" svg:x2="8.965cm" svg:y2="10.88cm">
                <text:p/>
              </draw:line>
              <draw:polygon draw:style-name="gr2" draw:text-style-name="P2" draw:layer="layout" svg:width="0.464cm" svg:height="0.466cm" svg:x="8.725cm" svg:y="10.179cm" svg:viewBox="0 0 465 467" draw:points="465,0 238,467 0,5">
                <text:p/>
              </draw:polygon>
            </draw:g>
            <draw:polygon draw:style-name="gr3" draw:text-style-name="P3" draw:layer="layout" svg:width="0.405cm" svg:height="0.405cm" svg:x="8.699cm" svg:y="4.953cm" svg:viewBox="0 0 406 406" draw:points="406,203 406,217 404,230 402,243 400,256 396,268 391,281 386,293 379,305 372,317 364,328 356,338 347,347 338,356 328,364 317,372 305,379 293,386 281,391 268,396 256,400 243,402 230,404 217,406 203,406 189,406 176,404 163,402 150,400 138,396 125,391 113,386 101,379 89,372 78,364 68,356 59,347 50,338 42,328 34,317 27,305 20,293 15,281 10,268 6,256 4,243 2,230 0,217 0,203 0,189 2,176 4,163 6,151 10,138 15,126 20,114 27,102 34,90 42,79 50,69 59,59 68,51 78,42 89,34 101,27 113,20 125,15 138,10 150,6 163,4 176,2 189,0 203,0 217,0 230,2 243,4 256,6 268,10 281,15 293,20 305,27 317,34 328,42 338,51 347,59 356,69 364,79 372,90 379,102 386,114 391,126 396,138 400,151 402,163 404,176 406,189">
              <text:p/>
            </draw:polygon>
          </draw:g>
          <draw:g>
            <draw:g>
              <draw:line draw:style-name="gr1" draw:text-style-name="P1" draw:layer="layout" svg:x1="13.082cm" svg:y1="9.087cm" svg:x2="13.146cm" svg:y2="14.798cm">
                <text:p/>
              </draw:line>
              <draw:polygon draw:style-name="gr2" draw:text-style-name="P2" draw:layer="layout" svg:width="0.464cm" svg:height="0.466cm" svg:x="12.906cm" svg:y="14.099cm" svg:viewBox="0 0 465 467" draw:points="465,0 237,467 0,5">
                <text:p/>
              </draw:polygon>
            </draw:g>
            <draw:polygon draw:style-name="gr3" draw:text-style-name="P3" draw:layer="layout" svg:width="0.406cm" svg:height="0.406cm" svg:x="12.879cm" svg:y="8.883cm" svg:viewBox="0 0 407 407" draw:points="407,204 407,218 405,231 403,244 400,256 396,268 391,281 385,293 379,305 372,317 364,328 356,338 347,348 338,357 327,365 317,373 305,380 293,386 281,392 269,397 256,400 243,403 230,405 217,407 203,407 189,407 176,405 163,403 151,400 138,397 126,392 114,386 102,380 90,373 79,365 69,357 59,348 50,338 42,328 34,317 27,305 21,293 15,281 10,269 7,256 4,244 2,231 0,218 0,204 0,190 2,177 4,164 7,151 10,138 15,126 21,114 27,102 34,90 42,80 50,69 59,60 69,51 79,43 90,35 102,28 114,21 126,16 138,11 151,7 163,4 176,2 189,0 203,0 217,0 230,2 244,4 256,7 269,11 281,16 293,21 305,28 317,35 327,43 338,51 347,60 356,69 364,80 372,90 379,102 385,114 391,126 396,138 400,151 403,163 405,177 407,190">
              <text:p/>
            </draw:polygon>
          </draw:g>
          <draw:g>
            <draw:g>
              <draw:line draw:style-name="gr1" draw:text-style-name="P1" draw:layer="layout" svg:x1="13.189cm" svg:y1="6.993cm" svg:x2="17.368cm" svg:y2="10.925cm">
                <text:p/>
              </draw:line>
              <draw:polygon draw:style-name="gr2" draw:text-style-name="P2" draw:layer="layout" svg:width="0.496cm" svg:height="0.487cm" svg:x="16.701cm" svg:y="10.277cm" svg:viewBox="0 0 497 488" draw:points="318,0 497,488 0,339">
                <text:p/>
              </draw:polygon>
            </draw:g>
            <draw:g>
              <draw:line draw:style-name="gr1" draw:text-style-name="P1" draw:layer="layout" svg:x1="13.189cm" svg:y1="6.993cm" svg:x2="8.965cm" svg:y2="10.88cm">
                <text:p/>
              </draw:line>
              <draw:polygon draw:style-name="gr2" draw:text-style-name="P2" draw:layer="layout" svg:width="0.498cm" svg:height="0.484cm" svg:x="9.136cm" svg:y="10.236cm" svg:viewBox="0 0 499 485" draw:points="499,342 0,485 185,0">
                <text:p/>
              </draw:polygon>
            </draw:g>
            <draw:polygon draw:style-name="gr3" draw:text-style-name="P3" draw:layer="layout" svg:width="0.406cm" svg:height="0.405cm" svg:x="12.986cm" svg:y="6.79cm" svg:viewBox="0 0 407 406" draw:points="407,203 407,217 405,230 403,243 400,256 396,268 391,281 385,293 379,305 372,317 364,328 356,338 347,347 338,356 327,364 317,372 305,379 293,386 281,391 269,396 256,400 243,402 230,404 217,406 203,406 189,406 176,404 163,402 151,400 138,396 126,391 114,386 102,379 90,372 79,364 69,356 59,347 50,338 42,328 34,317 27,305 21,293 15,281 10,268 7,256 4,243 2,230 0,217 0,203 0,189 2,176 4,163 7,150 10,138 15,125 21,113 27,101 34,89 42,78 50,68 59,59 69,50 79,42 90,34 102,27 114,20 126,15 138,10 151,6 163,4 176,2 189,0 203,0 217,0 230,2 244,4 256,6 269,10 281,15 293,20 305,27 317,34 327,42 338,50 347,59 356,68 364,78 372,89 379,101 385,113 391,125 396,138 400,150 403,163 405,176 407,189">
              <text:p/>
            </draw:polygon>
          </draw:g>
          <draw:g>
            <draw:g>
              <draw:line draw:style-name="gr1" draw:text-style-name="P1" draw:layer="layout" svg:x1="17.368cm" svg:y1="10.924cm" svg:x2="13.146cm" svg:y2="14.798cm">
                <text:p/>
              </draw:line>
              <draw:polygon draw:style-name="gr2" draw:text-style-name="P2" draw:layer="layout" svg:width="0.498cm" svg:height="0.484cm" svg:x="13.317cm" svg:y="14.156cm" svg:viewBox="0 0 499 485" draw:points="499,342 0,485 185,0">
                <text:p/>
              </draw:polygon>
            </draw:g>
            <draw:polygon draw:style-name="gr3" draw:text-style-name="P3" draw:layer="layout" svg:width="0.405cm" svg:height="0.405cm" svg:x="17.164cm" svg:y="10.721cm" svg:viewBox="0 0 406 406" draw:points="406,203 406,217 404,230 402,243 399,256 396,268 391,281 385,293 379,305 372,317 364,328 356,338 347,347 338,356 328,364 317,372 305,379 293,386 281,391 268,396 256,400 243,402 230,404 217,406 203,406 189,406 176,404 163,402 151,400 138,396 126,391 114,386 102,379 90,372 79,364 69,356 59,347 50,338 42,328 34,317 27,305 21,293 15,281 10,268 7,256 4,243 2,230 0,217 0,203 0,189 2,176 4,163 7,151 10,138 15,126 21,114 27,102 34,90 42,79 50,69 59,59 69,51 79,42 90,34 102,27 114,20 126,15 138,10 151,6 163,4 176,2 189,0 203,0 217,0 230,2 243,4 256,6 268,10 281,15 293,20 305,27 317,34 328,42 338,51 347,59 356,69 364,79 372,90 379,102 385,114 391,126 396,138 399,151 402,163 404,176 406,189">
              <text:p/>
            </draw:polygon>
          </draw:g>
          <draw:g>
            <draw:g>
              <draw:line draw:style-name="gr1" draw:text-style-name="P1" draw:layer="layout" svg:x1="8.965cm" svg:y1="10.879cm" svg:x2="13.146cm" svg:y2="14.798cm">
                <text:p/>
              </draw:line>
              <draw:polygon draw:style-name="gr2" draw:text-style-name="P2" draw:layer="layout" svg:width="0.497cm" svg:height="0.486cm" svg:x="12.479cm" svg:y="14.152cm" svg:viewBox="0 0 498 487" draw:points="318,0 498,487 0,339">
                <text:p/>
              </draw:polygon>
            </draw:g>
            <draw:polygon draw:style-name="gr3" draw:text-style-name="P3" draw:layer="layout" svg:width="0.405cm" svg:height="0.406cm" svg:x="8.762cm" svg:y="10.675cm" svg:viewBox="0 0 406 407" draw:points="406,204 406,218 404,231 402,244 399,256 396,268 391,281 385,293 379,305 372,317 364,328 356,338 347,348 338,357 328,365 317,373 305,380 293,386 281,392 268,397 256,400 243,403 230,405 217,407 203,407 189,407 176,405 163,403 151,400 138,397 126,392 114,386 102,380 90,373 79,365 69,357 59,348 50,338 42,328 34,317 27,305 21,293 15,281 10,269 7,256 4,244 2,231 0,218 0,204 0,190 2,177 4,164 7,151 10,138 15,126 21,114 27,102 34,90 42,80 50,69 59,60 69,51 79,43 90,35 102,28 114,21 126,16 138,11 151,7 163,4 176,2 189,0 203,0 217,0 230,2 243,4 256,7 268,11 281,16 293,21 305,28 317,35 328,43 338,51 347,60 356,69 364,80 372,90 379,102 385,114 391,126 396,138 399,151 402,163 404,177 406,190">
              <text:p/>
            </draw:polygon>
          </draw:g>
          <draw:polygon draw:style-name="gr3" draw:text-style-name="P3" draw:layer="layout" svg:width="0.405cm" svg:height="0.405cm" svg:x="12.943cm" svg:y="14.595cm" svg:viewBox="0 0 406 406" draw:points="406,203 406,217 404,230 402,243 400,256 396,268 391,281 386,293 379,305 372,317 364,328 356,338 347,347 338,356 328,364 317,372 305,379 293,385 281,391 268,396 256,399 243,402 230,404 217,406 203,406 189,406 176,404 163,402 150,399 138,396 125,391 113,385 101,379 89,372 78,364 68,356 59,347 50,338 42,328 34,317 27,305 20,293 15,281 10,268 6,256 4,243 2,230 0,217 0,203 0,189 2,176 4,163 6,151 10,138 15,126 20,114 27,102 34,90 42,79 50,69 59,59 68,50 78,42 89,34 101,27 113,21 125,15 138,10 150,7 163,4 176,2 189,0 203,0 217,0 230,2 243,4 256,7 268,10 281,15 293,21 305,27 317,34 328,42 338,50 347,59 356,69 364,79 372,90 379,102 386,114 391,126 396,138 400,151 402,163 404,176 406,189">
            <text:p/>
          </draw:polygon>
          <draw:polygon draw:style-name="gr4" draw:text-style-name="P4" draw:layer="layout" svg:width="0.103cm" svg:height="0.384cm" svg:x="13.364cm" svg:y="0.961cm" svg:viewBox="0 0 104 385" draw:points="0,385 0,0 104,0 104,11 36,20 36,365 104,374 104,385">
            <text:p/>
          </draw:polygon>
          <draw:path draw:style-name="gr4" draw:text-style-name="P4" draw:layer="layout" svg:width="0.215cm" svg:height="0.305cm" svg:x="13.495cm" svg:y="0.977cm" svg:viewBox="0 0 216 306" svg:d="M175 239v67h-39v-67h-136v-30l149-209h26v207h41v32zM136 53h-1l-109 154h110z">
            <text:p/>
          </draw:path>
          <draw:polygon draw:style-name="gr4" draw:text-style-name="P4" draw:layer="layout" svg:width="0.103cm" svg:height="0.384cm" svg:x="13.735cm" svg:y="0.961cm" svg:viewBox="0 0 104 385" draw:points="0,385 0,374 67,365 67,20 0,11 0,0 104,0 104,385">
            <text:p/>
          </draw:polygon>
          <draw:polygon draw:style-name="gr5" draw:text-style-name="P4" draw:layer="layout" svg:width="0.103cm" svg:height="0.384cm" svg:x="17.544cm" svg:y="4.88cm" svg:viewBox="0 0 104 385" draw:points="0,385 0,0 104,0 104,11 36,20 36,365 104,374 104,385">
            <text:p/>
          </draw:polygon>
          <draw:polygon draw:style-name="gr5" draw:text-style-name="P4" draw:layer="layout" svg:width="0.191cm" svg:height="0.311cm" svg:x="17.688cm" svg:y="4.895cm" svg:viewBox="0 0 192 312" draw:points="192,225 192,235 190,244 189,249 188,253 187,257 185,261 183,265 181,269 179,273 176,276 174,280 171,283 167,286 164,289 160,292 157,294 153,297 148,299 140,303 130,306 120,309 109,311 97,312 84,312 63,311 42,310 32,308 22,307 12,305 3,302 0,238 15,238 25,281 28,282 30,283 33,285 36,286 43,288 50,290 58,291 66,292 73,293 81,293 89,293 97,292 105,291 112,289 115,288 118,287 121,286 124,284 126,282 129,281 131,279 133,277 135,275 137,272 139,270 141,267 142,265 144,262 145,258 146,255 148,248 149,240 150,232 150,222 150,215 149,208 148,202 146,196 145,193 144,191 143,188 141,186 140,183 138,181 137,179 135,177 133,175 130,173 128,172 126,170 123,169 120,167 115,165 108,163 101,162 94,161 86,160 54,158 54,139 86,137 92,137 98,136 103,135 108,133 111,132 113,131 115,129 117,128 119,127 121,125 122,123 124,122 125,120 127,118 128,116 129,113 130,111 131,109 133,103 135,98 135,91 136,85 136,78 136,70 135,63 134,57 133,51 131,46 130,43 129,41 127,39 126,37 125,35 123,33 121,31 119,30 117,28 115,27 113,26 111,25 108,23 106,23 100,21 94,20 88,19 81,19 78,19 75,19 71,20 68,20 62,21 55,22 49,24 43,26 40,27 37,29 35,30 32,31 24,68 9,68 9,10 20,7 30,5 40,3 48,2 56,1 64,0 73,0 81,0 92,0 103,1 114,3 123,5 132,7 140,11 147,14 154,19 160,24 165,29 169,35 172,42 175,49 177,57 178,66 178,75 178,83 177,90 176,97 174,103 171,109 170,112 168,115 167,118 165,120 163,123 161,125 156,130 151,134 146,137 140,140 134,143 127,145 119,147 112,148 122,150 131,152 140,154 148,157 155,160 161,163 164,165 167,168 170,170 173,172 175,174 177,177 179,180 181,182 183,185 184,188 186,191 187,195 188,198 189,202 191,209 192,217">
            <text:p/>
          </draw:polygon>
          <draw:polygon draw:style-name="gr5" draw:text-style-name="P4" draw:layer="layout" svg:width="0.068cm" svg:height="0.118cm" svg:x="17.916cm" svg:y="5.154cm" svg:viewBox="0 0 69 119" draw:points="69,37 69,44 68,52 67,59 65,65 62,72 59,78 55,83 51,89 46,94 41,99 36,103 29,107 23,111 16,114 8,117 0,119 0,102 9,99 17,95 21,93 24,91 27,88 30,86 32,84 34,81 36,78 37,76 39,73 39,70 40,67 40,64 40,63 40,62 39,60 39,59 39,58 38,57 37,57 37,56 36,55 35,54 33,53 32,52 30,51 29,50 25,48 21,46 20,44 18,43 17,42 15,41 14,39 13,38 12,37 11,35 11,34 10,32 10,30 10,29 9,27 9,25 9,22 10,19 10,18 10,17 11,16 11,14 12,13 12,12 13,11 14,10 14,9 15,8 16,7 17,6 19,5 21,4 23,3 26,2 28,1 31,0 34,0 37,0 40,0 42,0 44,1 45,1 47,1 48,2 50,3 51,3 53,4 54,5 55,6 57,7 58,8 59,9 60,10 62,13 64,16 66,19 67,22 68,26 69,29 69,33">
            <text:p/>
          </draw:polygon>
          <draw:polygon draw:style-name="gr5" draw:text-style-name="P4" draw:layer="layout" svg:width="0.163cm" svg:height="0.306cm" svg:x="18.177cm" svg:y="4.895cm" svg:viewBox="0 0 164 307" draw:points="101,289 164,295 164,307 0,307 0,295 62,289 62,40 1,62 1,50 90,0 101,0">
            <text:p/>
          </draw:polygon>
          <draw:polygon draw:style-name="gr5" draw:text-style-name="P4" draw:layer="layout" svg:width="0.103cm" svg:height="0.384cm" svg:x="18.385cm" svg:y="4.88cm" svg:viewBox="0 0 104 385" draw:points="0,385 0,374 67,365 67,20 0,11 0,0 104,0 104,385">
            <text:p/>
          </draw:polygon>
          <draw:polygon draw:style-name="gr5" draw:text-style-name="P4" draw:layer="layout" svg:width="0.103cm" svg:height="0.384cm" svg:x="9.14cm" svg:y="4.835cm" svg:viewBox="0 0 104 385" draw:points="0,385 0,0 104,0 104,11 36,20 36,365 104,374 104,385">
            <text:p/>
          </draw:polygon>
          <draw:polygon draw:style-name="gr5" draw:text-style-name="P4" draw:layer="layout" svg:width="0.185cm" svg:height="0.307cm" svg:x="9.282cm" svg:y="4.849cm" svg:viewBox="0 0 186 308" draw:points="186,308 0,308 0,275 42,236 61,219 77,204 91,190 102,179 107,173 111,167 115,162 118,156 122,150 124,145 127,139 129,133 131,127 133,121 134,115 136,108 136,101 137,94 137,87 138,80 137,72 137,66 136,59 134,53 132,48 131,46 130,43 129,41 127,39 126,37 124,35 122,33 121,31 119,29 116,28 114,26 112,25 109,24 107,23 104,22 101,21 95,20 88,19 80,19 77,19 74,19 71,20 68,20 62,21 56,22 49,24 44,26 41,27 38,29 36,30 33,31 25,68 10,68 10,10 30,5 48,2 65,1 73,0 80,0 92,0 104,1 114,3 124,5 133,8 137,10 141,12 145,14 149,16 152,18 155,21 158,23 161,26 164,29 166,32 169,35 171,39 173,42 174,46 176,50 177,53 178,57 179,62 180,70 181,80 180,86 180,92 179,98 178,104 177,110 175,116 173,122 171,128 168,133 165,139 162,144 158,150 154,156 150,161 145,167 140,173 128,185 113,199 95,216 73,235 30,273 186,273">
            <text:p/>
          </draw:polygon>
          <draw:polygon draw:style-name="gr5" draw:text-style-name="P4" draw:layer="layout" svg:width="0.068cm" svg:height="0.118cm" svg:x="9.512cm" svg:y="5.109cm" svg:viewBox="0 0 69 119" draw:points="69,37 69,44 68,52 67,59 65,65 62,72 59,78 55,83 51,89 46,94 41,99 36,103 29,107 23,111 16,114 8,117 0,119 0,102 9,99 17,95 21,93 24,91 27,88 30,86 32,84 34,81 36,78 37,76 39,73 39,70 40,67 40,64 40,63 40,62 39,60 39,59 39,58 38,57 37,57 37,56 36,55 35,54 33,53 32,52 30,51 29,50 25,48 21,46 20,44 18,43 17,42 15,41 14,39 13,38 12,37 11,35 11,34 10,32 10,30 10,29 9,27 9,25 9,22 10,19 10,18 10,17 11,16 11,14 12,13 12,12 13,11 14,10 14,9 15,8 16,7 17,6 19,5 21,4 23,3 26,2 28,1 31,0 34,0 37,0 40,0 42,0 44,1 45,1 47,1 48,2 50,3 51,3 53,4 54,5 55,6 57,7 58,8 59,9 60,10 62,13 64,16 66,19 67,22 68,26 69,29 69,33">
            <text:p/>
          </draw:polygon>
          <draw:polygon draw:style-name="gr5" draw:text-style-name="P4" draw:layer="layout" svg:width="0.185cm" svg:height="0.307cm" svg:x="9.752cm" svg:y="4.849cm" svg:viewBox="0 0 186 308" draw:points="186,308 0,308 0,275 42,236 61,219 77,204 91,190 102,179 107,173 111,167 115,162 118,156 122,150 124,145 127,139 129,133 131,127 133,121 134,115 136,108 136,101 137,94 137,87 138,80 137,72 137,66 136,59 134,53 132,48 131,46 130,43 129,41 127,39 126,37 124,35 122,33 121,31 119,29 116,28 114,26 112,25 109,24 107,23 104,22 101,21 95,20 88,19 80,19 77,19 74,19 71,20 68,20 62,21 56,22 49,24 44,26 41,27 38,29 36,30 33,31 25,68 10,68 10,10 30,5 48,2 65,1 73,0 80,0 92,0 104,1 114,3 124,5 133,8 137,10 141,12 145,14 149,16 152,18 155,21 158,23 161,26 164,29 166,32 169,35 171,39 173,42 174,46 176,50 177,53 178,57 179,62 180,70 181,80 180,86 180,92 179,98 178,104 177,110 175,116 173,122 171,128 168,133 165,139 162,144 158,150 154,156 150,161 145,167 140,173 128,185 113,199 95,216 73,235 30,273 186,273">
            <text:p/>
          </draw:polygon>
          <draw:polygon draw:style-name="gr5" draw:text-style-name="P4" draw:layer="layout" svg:width="0.103cm" svg:height="0.384cm" svg:x="9.981cm" svg:y="4.835cm" svg:viewBox="0 0 104 385" draw:points="0,385 0,374 67,365 67,20 0,11 0,0 104,0 104,385">
            <text:p/>
          </draw:polygon>
          <draw:polygon draw:style-name="gr6" draw:text-style-name="P4" draw:layer="layout" svg:width="0.103cm" svg:height="0.384cm" svg:x="13.321cm" svg:y="8.766cm" svg:viewBox="0 0 104 385" draw:points="0,385 0,0 104,0 104,11 36,20 36,365 104,374 104,385">
            <text:p/>
          </draw:polygon>
          <draw:polygon draw:style-name="gr6" draw:text-style-name="P4" draw:layer="layout" svg:width="0.185cm" svg:height="0.307cm" svg:x="13.463cm" svg:y="8.78cm" svg:viewBox="0 0 186 308" draw:points="186,308 0,308 0,275 42,236 61,219 77,204 91,190 102,179 107,173 111,167 115,162 118,156 122,150 124,145 127,139 129,133 131,127 133,121 134,115 136,108 136,101 137,94 137,87 138,80 137,72 137,66 136,59 134,53 132,48 131,46 130,43 129,41 127,39 126,37 124,35 122,33 121,31 119,29 116,28 114,26 112,25 109,24 107,23 104,22 101,21 95,20 88,19 80,19 77,19 74,19 71,20 68,20 62,21 56,22 49,24 44,26 41,27 38,29 36,30 33,31 25,68 10,68 10,10 30,5 48,2 65,1 73,0 80,0 92,0 104,1 114,3 124,5 133,8 137,10 141,12 145,14 149,16 152,18 155,21 158,23 161,26 164,29 166,32 169,35 171,39 173,42 174,46 176,50 177,53 178,57 179,62 180,70 181,80 180,86 180,92 179,98 178,104 177,110 175,116 173,122 171,128 168,133 165,139 162,144 158,150 154,156 150,161 145,167 140,173 128,185 113,199 95,216 73,235 30,273 186,273">
            <text:p/>
          </draw:polygon>
          <draw:polygon draw:style-name="gr6" draw:text-style-name="P4" draw:layer="layout" svg:width="0.068cm" svg:height="0.118cm" svg:x="13.693cm" svg:y="9.04cm" svg:viewBox="0 0 69 119" draw:points="69,37 69,44 68,52 67,59 65,65 62,72 59,78 55,83 51,89 46,94 41,99 36,103 29,107 23,111 16,114 8,117 0,119 0,102 9,99 17,95 21,93 24,91 27,88 30,86 32,84 34,81 36,78 37,76 39,73 39,70 40,67 40,64 40,63 40,62 39,60 39,59 39,58 38,57 37,57 37,56 36,55 35,54 33,53 32,52 30,51 29,50 25,48 21,46 20,44 18,43 17,42 15,41 14,39 13,38 12,37 11,35 11,34 10,32 10,30 10,29 9,27 9,25 9,22 10,19 10,18 10,17 11,16 11,14 12,13 12,12 13,11 14,10 14,9 15,8 16,7 17,6 19,5 21,4 23,3 26,2 28,1 31,0 34,0 37,0 40,0 42,0 44,1 45,1 47,1 48,2 50,3 51,3 53,4 54,5 55,6 57,7 58,8 59,9 60,10 62,13 64,16 66,19 67,22 68,26 69,29 69,33">
            <text:p/>
          </draw:polygon>
          <draw:polygon draw:style-name="gr6" draw:text-style-name="P4" draw:layer="layout" svg:width="0.163cm" svg:height="0.306cm" svg:x="13.954cm" svg:y="8.781cm" svg:viewBox="0 0 164 307" draw:points="101,289 164,295 164,307 0,307 0,295 62,289 62,40 1,62 1,50 90,0 101,0">
            <text:p/>
          </draw:polygon>
          <draw:polygon draw:style-name="gr6" draw:text-style-name="P4" draw:layer="layout" svg:width="0.068cm" svg:height="0.118cm" svg:x="14.163cm" svg:y="9.04cm" svg:viewBox="0 0 69 119" draw:points="69,37 69,44 68,52 67,59 65,65 62,72 59,78 55,83 51,89 46,94 41,99 36,103 29,107 23,111 16,114 8,117 0,119 0,102 9,99 17,95 21,93 24,91 27,88 30,86 32,84 34,81 36,78 37,76 39,73 39,70 40,67 40,64 40,63 40,62 39,60 39,59 39,58 38,57 37,57 37,56 36,55 35,54 33,53 32,52 30,51 29,50 25,48 21,46 20,44 18,43 17,42 15,41 14,39 13,38 12,37 11,35 11,34 10,32 10,30 10,29 9,27 9,25 9,22 10,19 10,18 10,17 11,16 11,14 12,13 12,12 13,11 14,10 14,9 15,8 16,7 17,6 19,5 21,4 23,3 26,2 28,1 31,0 34,0 37,0 40,0 42,0 44,1 45,1 47,1 48,2 50,3 51,3 53,4 54,5 55,6 57,7 58,8 59,9 60,10 62,13 64,16 66,19 67,22 68,26 69,29 69,33">
            <text:p/>
          </draw:polygon>
          <draw:polygon draw:style-name="gr6" draw:text-style-name="P4" draw:layer="layout" svg:width="0.163cm" svg:height="0.306cm" svg:x="14.423cm" svg:y="8.781cm" svg:viewBox="0 0 164 307" draw:points="101,289 164,295 164,307 0,307 0,295 62,289 62,40 1,62 1,50 90,0 101,0">
            <text:p/>
          </draw:polygon>
          <draw:polygon draw:style-name="gr6" draw:text-style-name="P4" draw:layer="layout" svg:width="0.103cm" svg:height="0.384cm" svg:x="14.632cm" svg:y="8.766cm" svg:viewBox="0 0 104 385" draw:points="0,385 0,374 67,365 67,20 0,11 0,0 104,0 104,385">
            <text:p/>
          </draw:polygon>
          <draw:polygon draw:style-name="gr5" draw:text-style-name="P4" draw:layer="layout" svg:width="0.103cm" svg:height="0.384cm" svg:x="13.428cm" svg:y="6.672cm" svg:viewBox="0 0 104 385" draw:points="0,385 0,0 104,0 104,11 36,20 36,365 104,374 104,385">
            <text:p/>
          </draw:polygon>
          <draw:polygon draw:style-name="gr5" draw:text-style-name="P4" draw:layer="layout" svg:width="0.163cm" svg:height="0.306cm" svg:x="13.591cm" svg:y="6.687cm" svg:viewBox="0 0 164 307" draw:points="101,289 164,295 164,307 0,307 0,295 62,289 62,40 1,62 1,50 90,0 101,0">
            <text:p/>
          </draw:polygon>
          <draw:polygon draw:style-name="gr5" draw:text-style-name="P4" draw:layer="layout" svg:width="0.068cm" svg:height="0.118cm" svg:x="13.8cm" svg:y="6.946cm" svg:viewBox="0 0 69 119" draw:points="69,37 69,44 68,52 67,59 65,65 62,72 59,78 55,83 51,89 46,94 41,99 36,103 29,107 23,111 16,114 8,117 0,119 0,102 9,99 17,95 21,93 24,91 27,88 30,86 32,84 34,81 36,78 37,76 39,73 39,70 40,67 40,64 40,63 40,62 39,60 39,59 39,58 38,57 37,57 37,56 36,55 35,54 33,53 32,52 30,51 29,50 25,48 21,46 20,44 18,43 17,42 15,41 14,39 13,38 12,37 11,35 11,34 10,32 10,30 10,29 9,27 9,25 9,22 10,19 10,18 10,17 11,16 11,14 12,13 12,12 13,11 14,10 14,9 15,8 16,7 17,6 19,5 21,4 23,3 26,2 28,1 31,0 34,0 37,0 40,0 42,0 44,1 45,1 47,1 48,2 50,3 51,3 53,4 54,5 55,6 57,7 58,8 59,9 60,10 62,13 64,16 66,19 67,22 68,26 69,29 69,33">
            <text:p/>
          </draw:polygon>
          <draw:polygon draw:style-name="gr5" draw:text-style-name="P4" draw:layer="layout" svg:width="0.191cm" svg:height="0.311cm" svg:x="14.042cm" svg:y="6.687cm" svg:viewBox="0 0 192 312" draw:points="192,225 192,235 190,244 189,249 188,253 187,257 185,261 183,265 181,269 179,273 176,276 174,280 171,283 167,286 164,289 160,292 157,294 153,297 148,299 140,303 130,306 120,309 109,311 97,312 84,312 63,311 42,310 32,308 22,307 12,305 3,302 0,238 15,238 25,281 28,282 30,283 33,285 36,286 43,288 50,290 58,291 66,292 73,293 81,293 89,293 97,292 105,291 112,289 115,288 118,287 121,286 124,284 126,282 129,281 131,279 133,277 135,275 137,272 139,270 141,267 142,265 144,262 145,258 146,255 148,248 149,240 150,232 150,222 150,215 149,208 148,202 146,196 145,193 144,191 143,188 141,186 140,183 138,181 137,179 135,177 133,175 130,173 128,172 126,170 123,169 120,167 115,165 108,163 101,162 94,161 86,160 54,158 54,139 86,137 92,137 98,136 103,135 108,133 111,132 113,131 115,129 117,128 119,127 121,125 122,123 124,122 125,120 127,118 128,116 129,113 130,111 131,109 133,103 135,98 135,91 136,85 136,78 136,70 135,63 134,57 133,51 131,46 130,43 129,41 127,39 126,37 125,35 123,33 121,31 119,30 117,28 115,27 113,26 111,25 108,23 106,23 100,21 94,20 88,19 81,19 78,19 75,19 71,20 68,20 62,21 55,22 49,24 43,26 40,27 37,29 35,30 32,31 24,68 9,68 9,10 20,7 30,5 40,3 48,2 56,1 64,0 73,0 81,0 92,0 103,1 114,3 123,5 132,7 140,11 147,14 154,19 160,24 165,29 169,35 172,42 175,49 177,57 178,66 178,75 178,83 177,90 176,97 174,103 171,109 170,112 168,115 167,118 165,120 163,123 161,125 156,130 151,134 146,137 140,140 134,143 127,145 119,147 112,148 122,150 131,152 140,154 148,157 155,160 161,163 164,165 167,168 170,170 173,172 175,174 177,177 179,180 181,182 183,185 184,188 186,191 187,195 188,198 189,202 191,209 192,217">
            <text:p/>
          </draw:polygon>
          <draw:polygon draw:style-name="gr5" draw:text-style-name="P4" draw:layer="layout" svg:width="0.103cm" svg:height="0.384cm" svg:x="14.269cm" svg:y="6.672cm" svg:viewBox="0 0 104 385" draw:points="0,385 0,374 67,365 67,20 0,11 0,0 104,0 104,385">
            <text:p/>
          </draw:polygon>
          <draw:polygon draw:style-name="gr6" draw:text-style-name="P4" draw:layer="layout" svg:width="0.103cm" svg:height="0.384cm" svg:x="17.605cm" svg:y="10.603cm" svg:viewBox="0 0 104 385" draw:points="0,385 0,0 104,0 104,11 36,20 36,365 104,374 104,385">
            <text:p/>
          </draw:polygon>
          <draw:polygon draw:style-name="gr6" draw:text-style-name="P4" draw:layer="layout" svg:width="0.163cm" svg:height="0.306cm" svg:x="17.768cm" svg:y="10.618cm" svg:viewBox="0 0 164 307" draw:points="101,289 164,295 164,307 0,307 0,295 62,289 62,40 1,62 1,50 90,0 101,0">
            <text:p/>
          </draw:polygon>
          <draw:polygon draw:style-name="gr6" draw:text-style-name="P4" draw:layer="layout" svg:width="0.068cm" svg:height="0.118cm" svg:x="17.977cm" svg:y="10.877cm" svg:viewBox="0 0 69 119" draw:points="69,37 69,44 68,52 67,59 65,65 62,72 59,78 55,83 51,89 46,94 41,99 36,103 29,107 23,111 16,114 8,117 0,119 0,102 9,99 17,95 21,93 24,91 27,88 30,86 32,84 34,81 36,78 37,76 39,73 39,70 40,67 40,64 40,63 40,62 39,60 39,59 39,58 38,57 37,57 37,56 36,55 35,54 33,53 32,52 30,51 29,50 25,48 21,46 20,44 18,43 17,42 15,41 14,39 13,38 12,37 11,35 11,34 10,32 10,30 10,29 9,27 9,25 9,22 10,19 10,18 10,17 11,16 11,14 12,13 12,12 13,11 14,10 14,9 15,8 16,7 17,6 19,5 21,4 23,3 26,2 28,1 31,0 34,0 37,0 40,0 42,0 44,1 45,1 47,1 48,2 50,3 51,3 53,4 54,5 55,6 57,7 58,8 59,9 60,10 62,13 64,16 66,19 67,22 68,26 69,29 69,33">
            <text:p/>
          </draw:polygon>
          <draw:polygon draw:style-name="gr6" draw:text-style-name="P4" draw:layer="layout" svg:width="0.185cm" svg:height="0.307cm" svg:x="18.217cm" svg:y="10.617cm" svg:viewBox="0 0 186 308" draw:points="186,308 0,308 0,275 42,236 61,219 77,204 91,190 102,179 107,173 111,167 115,162 118,156 122,150 124,145 127,139 129,133 131,127 133,121 134,115 136,108 136,101 137,94 137,87 138,80 137,72 137,66 136,59 134,53 132,48 131,46 130,43 129,41 127,39 126,37 124,35 122,33 121,31 119,29 116,28 114,26 112,25 109,24 107,23 104,22 101,21 95,20 88,19 80,19 77,19 74,19 71,20 68,20 62,21 56,22 49,24 44,26 41,27 38,29 36,30 33,31 25,68 10,68 10,10 30,5 48,2 65,1 73,0 80,0 92,0 104,1 114,3 124,5 133,8 137,10 141,12 145,14 149,16 152,18 155,21 158,23 161,26 164,29 166,32 169,35 171,39 173,42 174,46 176,50 177,53 178,57 179,62 180,70 181,80 180,86 180,92 179,98 178,104 177,110 175,116 173,122 171,128 168,133 165,139 162,144 158,150 154,156 150,161 145,167 140,173 128,185 113,199 95,216 73,235 30,273 186,273">
            <text:p/>
          </draw:polygon>
          <draw:polygon draw:style-name="gr6" draw:text-style-name="P4" draw:layer="layout" svg:width="0.068cm" svg:height="0.118cm" svg:x="18.447cm" svg:y="10.877cm" svg:viewBox="0 0 69 119" draw:points="69,37 69,44 68,52 67,59 65,65 62,72 59,78 55,83 51,89 46,94 41,99 36,103 29,107 23,111 16,114 8,117 0,119 0,102 9,99 17,95 21,93 24,91 27,88 30,86 32,84 34,81 36,78 37,76 39,73 39,70 40,67 40,64 40,63 40,62 39,60 39,59 39,58 38,57 37,57 37,56 36,55 35,54 33,53 32,52 30,51 29,50 25,48 21,46 20,44 18,43 17,42 15,41 14,39 13,38 12,37 11,35 11,34 10,32 10,30 10,29 9,27 9,25 9,22 10,19 10,18 10,17 11,16 11,14 12,13 12,12 13,11 14,10 14,9 15,8 16,7 17,6 19,5 21,4 23,3 26,2 28,1 31,0 34,0 37,0 40,0 42,0 44,1 45,1 47,1 48,2 50,3 51,3 53,4 54,5 55,6 57,7 58,8 59,9 60,10 62,13 64,16 66,19 67,22 68,26 69,29 69,33">
            <text:p/>
          </draw:polygon>
          <draw:polygon draw:style-name="gr6" draw:text-style-name="P4" draw:layer="layout" svg:width="0.163cm" svg:height="0.306cm" svg:x="18.707cm" svg:y="10.618cm" svg:viewBox="0 0 164 307" draw:points="101,289 164,295 164,307 0,307 0,295 62,289 62,40 1,62 1,50 90,0 101,0">
            <text:p/>
          </draw:polygon>
          <draw:polygon draw:style-name="gr6" draw:text-style-name="P4" draw:layer="layout" svg:width="0.103cm" svg:height="0.384cm" svg:x="18.916cm" svg:y="10.603cm" svg:viewBox="0 0 104 385" draw:points="0,385 0,374 67,365 67,20 0,11 0,0 104,0 104,385">
            <text:p/>
          </draw:polygon>
          <draw:polygon draw:style-name="gr6" draw:text-style-name="P4" draw:layer="layout" svg:width="0.103cm" svg:height="0.384cm" svg:x="9.203cm" svg:y="10.558cm" svg:viewBox="0 0 104 385" draw:points="0,385 0,0 104,0 104,11 36,20 36,365 104,374 104,385">
            <text:p/>
          </draw:polygon>
          <draw:polygon draw:style-name="gr6" draw:text-style-name="P4" draw:layer="layout" svg:width="0.163cm" svg:height="0.306cm" svg:x="9.366cm" svg:y="10.573cm" svg:viewBox="0 0 164 307" draw:points="101,289 164,295 164,307 0,307 0,295 62,289 62,40 1,62 1,50 90,0 101,0">
            <text:p/>
          </draw:polygon>
          <draw:polygon draw:style-name="gr6" draw:text-style-name="P4" draw:layer="layout" svg:width="0.068cm" svg:height="0.118cm" svg:x="9.575cm" svg:y="10.832cm" svg:viewBox="0 0 69 119" draw:points="69,37 69,44 68,52 67,59 65,65 62,72 59,78 55,83 51,89 46,94 41,99 36,103 29,107 23,111 16,114 8,117 0,119 0,102 9,99 17,95 21,93 24,91 27,88 30,86 32,84 34,81 36,78 37,76 39,73 39,70 40,67 40,64 40,63 40,62 39,60 39,59 39,58 38,57 37,57 37,56 36,55 35,54 33,53 32,52 30,51 29,50 25,48 21,46 20,44 18,43 17,42 15,41 14,39 13,38 12,37 11,35 11,34 10,32 10,30 10,29 9,27 9,25 9,22 10,19 10,18 10,17 11,16 11,14 12,13 12,12 13,11 14,10 14,9 15,8 16,7 17,6 19,5 21,4 23,3 26,2 28,1 31,0 34,0 37,0 40,0 42,0 44,1 45,1 47,1 48,2 50,3 51,3 53,4 54,5 55,6 57,7 58,8 59,9 60,10 62,13 64,16 66,19 67,22 68,26 69,29 69,33">
            <text:p/>
          </draw:polygon>
          <draw:polygon draw:style-name="gr6" draw:text-style-name="P4" draw:layer="layout" svg:width="0.163cm" svg:height="0.306cm" svg:x="9.836cm" svg:y="10.573cm" svg:viewBox="0 0 164 307" draw:points="101,289 164,295 164,307 0,307 0,295 62,289 62,40 1,62 1,50 90,0 101,0">
            <text:p/>
          </draw:polygon>
          <draw:polygon draw:style-name="gr6" draw:text-style-name="P4" draw:layer="layout" svg:width="0.068cm" svg:height="0.118cm" svg:x="10.045cm" svg:y="10.832cm" svg:viewBox="0 0 69 119" draw:points="69,37 69,44 68,52 67,59 65,65 62,72 59,78 55,83 51,89 46,94 41,99 36,103 29,107 23,111 16,114 8,117 0,119 0,102 9,99 17,95 21,93 24,91 27,88 30,86 32,84 34,81 36,78 37,76 39,73 39,70 40,67 40,64 40,63 40,62 39,60 39,59 39,58 38,57 37,57 37,56 36,55 35,54 33,53 32,52 30,51 29,50 25,48 21,46 20,44 18,43 17,42 15,41 14,39 13,38 12,37 11,35 11,34 10,32 10,30 10,29 9,27 9,25 9,22 10,19 10,18 10,17 11,16 11,14 12,13 12,12 13,11 14,10 14,9 15,8 16,7 17,6 19,5 21,4 23,3 26,2 28,1 31,0 34,0 37,0 40,0 42,0 44,1 45,1 47,1 48,2 50,3 51,3 53,4 54,5 55,6 57,7 58,8 59,9 60,10 62,13 64,16 66,19 67,22 68,26 69,29 69,33">
            <text:p/>
          </draw:polygon>
          <draw:polygon draw:style-name="gr6" draw:text-style-name="P4" draw:layer="layout" svg:width="0.185cm" svg:height="0.307cm" svg:x="10.284cm" svg:y="10.572cm" svg:viewBox="0 0 186 308" draw:points="186,308 0,308 0,275 42,236 61,219 77,204 91,190 102,179 107,173 111,167 115,162 118,156 122,150 124,145 127,139 129,133 131,127 133,121 134,115 136,108 136,101 137,94 137,87 138,80 137,72 137,66 136,59 134,53 132,48 131,46 130,43 129,41 127,39 126,37 124,35 122,33 121,31 119,29 116,28 114,26 112,25 109,24 107,23 104,22 101,21 95,20 88,19 80,19 77,19 74,19 71,20 68,20 62,21 56,22 49,24 44,26 41,27 38,29 36,30 33,31 25,68 10,68 10,10 30,5 48,2 65,1 73,0 80,0 92,0 104,1 114,3 124,5 133,8 137,10 141,12 145,14 149,16 152,18 155,21 158,23 161,26 164,29 166,32 169,35 171,39 173,42 174,46 176,50 177,53 178,57 179,62 180,70 181,80 180,86 180,92 179,98 178,104 177,110 175,116 173,122 171,128 168,133 165,139 162,144 158,150 154,156 150,161 145,167 140,173 128,185 113,199 95,216 73,235 30,273 186,273">
            <text:p/>
          </draw:polygon>
          <draw:polygon draw:style-name="gr6" draw:text-style-name="P4" draw:layer="layout" svg:width="0.103cm" svg:height="0.384cm" svg:x="10.514cm" svg:y="10.558cm" svg:viewBox="0 0 104 385" draw:points="0,385 0,374 67,365 67,20 0,11 0,0 104,0 104,385">
            <text:p/>
          </draw:polygon>
          <draw:polygon draw:style-name="gr7" draw:text-style-name="P4" draw:layer="layout" svg:width="0.103cm" svg:height="0.384cm" svg:x="13.384cm" svg:y="14.477cm" svg:viewBox="0 0 104 385" draw:points="0,385 0,0 104,0 104,11 36,20 36,365 104,374 104,385">
            <text:p/>
          </draw:polygon>
          <draw:polygon draw:style-name="gr7" draw:text-style-name="P4" draw:layer="layout" svg:width="0.163cm" svg:height="0.306cm" svg:x="13.547cm" svg:y="14.492cm" svg:viewBox="0 0 164 307" draw:points="101,289 164,295 164,307 0,307 0,295 62,289 62,40 1,62 1,50 90,0 101,0">
            <text:p/>
          </draw:polygon>
          <draw:polygon draw:style-name="gr7" draw:text-style-name="P4" draw:layer="layout" svg:width="0.068cm" svg:height="0.118cm" svg:x="13.756cm" svg:y="14.751cm" svg:viewBox="0 0 69 119" draw:points="69,37 69,44 68,52 67,59 65,65 62,72 59,78 55,83 51,89 46,94 41,99 36,103 29,107 23,111 16,114 8,117 0,119 0,102 9,99 17,95 21,93 24,91 27,88 30,86 32,84 34,81 36,78 37,76 39,73 39,70 40,67 40,64 40,63 40,62 39,60 39,59 39,58 38,57 37,57 37,56 36,55 35,54 33,53 32,52 30,51 29,50 25,48 21,46 20,44 18,43 17,42 15,41 14,39 13,38 12,37 11,35 11,34 10,32 10,30 10,29 9,27 9,25 9,22 10,19 10,18 10,17 11,16 11,14 12,13 12,12 13,11 14,10 14,9 15,8 16,7 17,6 19,5 21,4 23,3 26,2 28,1 31,0 34,0 37,0 40,0 42,0 44,1 45,1 47,1 48,2 50,3 51,3 53,4 54,5 55,6 57,7 58,8 59,9 60,10 62,13 64,16 66,19 67,22 68,26 69,29 69,33">
            <text:p/>
          </draw:polygon>
          <draw:polygon draw:style-name="gr7" draw:text-style-name="P4" draw:layer="layout" svg:width="0.163cm" svg:height="0.306cm" svg:x="14.017cm" svg:y="14.492cm" svg:viewBox="0 0 164 307" draw:points="101,289 164,295 164,307 0,307 0,295 62,289 62,40 1,62 1,50 90,0 101,0">
            <text:p/>
          </draw:polygon>
          <draw:polygon draw:style-name="gr7" draw:text-style-name="P4" draw:layer="layout" svg:width="0.068cm" svg:height="0.118cm" svg:x="14.226cm" svg:y="14.751cm" svg:viewBox="0 0 69 119" draw:points="69,37 69,44 68,52 67,59 65,65 62,72 59,78 55,83 51,89 46,94 41,99 36,103 29,107 23,111 16,114 8,117 0,119 0,102 9,99 17,95 21,93 24,91 27,88 30,86 32,84 34,81 36,78 37,76 39,73 39,70 40,67 40,64 40,63 40,62 39,60 39,59 39,58 38,57 37,57 37,56 36,55 35,54 33,53 32,52 30,51 29,50 25,48 21,46 20,44 18,43 17,42 15,41 14,39 13,38 12,37 11,35 11,34 10,32 10,30 10,29 9,27 9,25 9,22 10,19 10,18 10,17 11,16 11,14 12,13 12,12 13,11 14,10 14,9 15,8 16,7 17,6 19,5 21,4 23,3 26,2 28,1 31,0 34,0 37,0 40,0 42,0 44,1 45,1 47,1 48,2 50,3 51,3 53,4 54,5 55,6 57,7 58,8 59,9 60,10 62,13 64,16 66,19 67,22 68,26 69,29 69,33">
            <text:p/>
          </draw:polygon>
          <draw:polygon draw:style-name="gr7" draw:text-style-name="P4" draw:layer="layout" svg:width="0.163cm" svg:height="0.306cm" svg:x="14.486cm" svg:y="14.492cm" svg:viewBox="0 0 164 307" draw:points="101,289 164,295 164,307 0,307 0,295 62,289 62,40 1,62 1,50 90,0 101,0">
            <text:p/>
          </draw:polygon>
          <draw:polygon draw:style-name="gr7" draw:text-style-name="P4" draw:layer="layout" svg:width="0.068cm" svg:height="0.118cm" svg:x="14.696cm" svg:y="14.751cm" svg:viewBox="0 0 69 119" draw:points="69,37 69,44 68,52 67,59 65,65 62,72 59,78 55,83 51,89 46,94 41,99 36,103 29,107 23,111 16,114 8,117 0,119 0,102 9,99 17,95 21,93 24,91 27,88 30,86 32,84 34,81 36,78 37,76 39,73 39,70 40,67 40,64 40,63 40,62 39,60 39,59 39,58 38,57 37,57 37,56 36,55 35,54 33,53 32,52 30,51 29,50 25,48 21,46 20,44 18,43 17,42 15,41 14,39 13,38 12,37 11,35 11,34 10,32 10,30 10,29 9,27 9,25 9,22 10,19 10,18 10,17 11,16 11,14 12,13 12,12 13,11 14,10 14,9 15,8 16,7 17,6 19,5 21,4 23,3 26,2 28,1 31,0 34,0 37,0 40,0 42,0 44,1 45,1 47,1 48,2 50,3 51,3 53,4 54,5 55,6 57,7 58,8 59,9 60,10 62,13 64,16 66,19 67,22 68,26 69,29 69,33">
            <text:p/>
          </draw:polygon>
          <draw:polygon draw:style-name="gr7" draw:text-style-name="P4" draw:layer="layout" svg:width="0.163cm" svg:height="0.306cm" svg:x="14.956cm" svg:y="14.492cm" svg:viewBox="0 0 164 307" draw:points="101,289 164,295 164,307 0,307 0,295 62,289 62,40 1,62 1,50 90,0 101,0">
            <text:p/>
          </draw:polygon>
          <draw:polygon draw:style-name="gr7" draw:text-style-name="P4" draw:layer="layout" svg:width="0.103cm" svg:height="0.384cm" svg:x="15.165cm" svg:y="14.477cm" svg:viewBox="0 0 104 385" draw:points="0,385 0,374 67,365 67,20 0,11 0,0 104,0 104,385">
            <text:p/>
          </draw:polygon>
        </draw:g>
        <presentation:notes draw:style-name="dp2">
          <draw:page-thumbnail draw:style-name="gr8"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07T16:26:56.282484947</meta:creation-date>
    <dc:date>2020-07-07T16:48:06.484834337</dc:date>
    <meta:editing-duration>PT3M56S</meta:editing-duration>
    <meta:editing-cycles>1</meta:editing-cycles>
    <meta:document-statistic meta:object-count="123"/>
    <meta:generator>LibreOffice/6.0.7.3$Linux_X86_64 LibreOffice_project/00m0$Build-3</meta:generator>
  </office:meta>
</office:document-meta>
</file>